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fr" fo:country="FR" style:text-underline-style="solid" style:text-underline-width="auto" style:text-underline-color="font-color" officeooo:rsid="000f45d0" officeooo:paragraph-rsid="000f45d0"/>
    </style:style>
    <style:style style:name="P2" style:family="paragraph" style:parent-style-name="Standard" style:list-style-name="L1">
      <style:text-properties fo:language="fr" fo:country="FR" style:text-underline-style="solid" style:text-underline-width="auto" style:text-underline-color="font-color" officeooo:rsid="000f45d0" officeooo:paragraph-rsid="000f45d0"/>
    </style:style>
    <style:style style:name="P3" style:family="paragraph" style:parent-style-name="Standard">
      <style:text-properties fo:language="fr" fo:country="FR" style:text-underline-style="solid" style:text-underline-width="auto" style:text-underline-color="font-color" officeooo:rsid="00165349" officeooo:paragraph-rsid="00165349"/>
    </style:style>
    <style:style style:name="P4" style:family="paragraph" style:parent-style-name="Standard">
      <style:text-properties fo:language="fr" fo:country="FR" style:text-underline-style="solid" style:text-underline-width="auto" style:text-underline-color="font-color" officeooo:rsid="002278d9" officeooo:paragraph-rsid="002278d9"/>
    </style:style>
    <style:style style:name="P5" style:family="paragraph" style:parent-style-name="Standard">
      <style:text-properties fo:language="fr" fo:country="FR" style:text-underline-style="solid" style:text-underline-width="auto" style:text-underline-color="font-color" officeooo:rsid="002278d9" officeooo:paragraph-rsid="004c164e"/>
    </style:style>
    <style:style style:name="P6" style:family="paragraph" style:parent-style-name="Standard">
      <style:text-properties fo:language="fr" fo:country="FR" style:text-underline-style="solid" style:text-underline-width="auto" style:text-underline-color="font-color" officeooo:rsid="00293fdf" officeooo:paragraph-rsid="00293fdf"/>
    </style:style>
    <style:style style:name="P7" style:family="paragraph" style:parent-style-name="Standard">
      <style:text-properties fo:language="fr" fo:country="FR" style:text-underline-style="solid" style:text-underline-width="auto" style:text-underline-color="font-color" officeooo:rsid="002b6f5e" officeooo:paragraph-rsid="002e2e22"/>
    </style:style>
    <style:style style:name="P8" style:family="paragraph" style:parent-style-name="Standard">
      <style:text-properties fo:language="fr" fo:country="FR" style:text-underline-style="solid" style:text-underline-width="auto" style:text-underline-color="font-color" officeooo:rsid="002b6f5e" officeooo:paragraph-rsid="00325708"/>
    </style:style>
    <style:style style:name="P9" style:family="paragraph" style:parent-style-name="Standard">
      <style:text-properties fo:language="fr" fo:country="FR" style:text-underline-style="solid" style:text-underline-width="auto" style:text-underline-color="font-color" officeooo:rsid="002e2e22" officeooo:paragraph-rsid="00325708"/>
    </style:style>
    <style:style style:name="P10" style:family="paragraph" style:parent-style-name="Standard" style:list-style-name="L1">
      <style:text-properties fo:language="fr" fo:country="FR" style:text-underline-style="solid" style:text-underline-width="auto" style:text-underline-color="font-color" officeooo:rsid="00339e16" officeooo:paragraph-rsid="00339e16"/>
    </style:style>
    <style:style style:name="P11" style:family="paragraph" style:parent-style-name="Standard">
      <style:text-properties fo:language="fr" fo:country="FR" style:text-underline-style="solid" style:text-underline-width="auto" style:text-underline-color="font-color" officeooo:rsid="003d3fd2" officeooo:paragraph-rsid="003d3fd2"/>
    </style:style>
    <style:style style:name="P12" style:family="paragraph" style:parent-style-name="Standard">
      <style:text-properties fo:language="fr" fo:country="FR" style:text-underline-style="solid" style:text-underline-width="auto" style:text-underline-color="font-color" officeooo:rsid="003ebb92" officeooo:paragraph-rsid="003ebb92"/>
    </style:style>
    <style:style style:name="P13" style:family="paragraph" style:parent-style-name="Standard">
      <style:text-properties fo:language="fr" fo:country="FR" style:text-underline-style="solid" style:text-underline-width="auto" style:text-underline-color="font-color" officeooo:rsid="004184a2" officeooo:paragraph-rsid="004184a2"/>
    </style:style>
    <style:style style:name="P14" style:family="paragraph" style:parent-style-name="Standard">
      <style:text-properties fo:language="fr" fo:country="FR" style:text-underline-style="solid" style:text-underline-width="auto" style:text-underline-color="font-color" officeooo:rsid="004d0086" officeooo:paragraph-rsid="004d0086"/>
    </style:style>
    <style:style style:name="P15" style:family="paragraph" style:parent-style-name="Standard">
      <style:text-properties fo:language="fr" fo:country="FR" style:text-underline-style="none" officeooo:rsid="000f45d0" officeooo:paragraph-rsid="000f45d0"/>
    </style:style>
    <style:style style:name="P16" style:family="paragraph" style:parent-style-name="Standard">
      <style:text-properties fo:language="fr" fo:country="FR" style:text-underline-style="none" officeooo:rsid="00165349" officeooo:paragraph-rsid="00165349"/>
    </style:style>
    <style:style style:name="P17" style:family="paragraph" style:parent-style-name="Standard">
      <style:text-properties fo:language="fr" fo:country="FR" style:text-underline-style="none" officeooo:rsid="001acc4a" officeooo:paragraph-rsid="00165349"/>
    </style:style>
    <style:style style:name="P18" style:family="paragraph" style:parent-style-name="Standard">
      <style:text-properties fo:language="fr" fo:country="FR" style:text-underline-style="none" officeooo:rsid="001c5d32" officeooo:paragraph-rsid="00356f93"/>
    </style:style>
    <style:style style:name="P19" style:family="paragraph" style:parent-style-name="Standard">
      <style:text-properties fo:language="fr" fo:country="FR" style:text-underline-style="none" officeooo:rsid="001f9058" officeooo:paragraph-rsid="00356f93"/>
    </style:style>
    <style:style style:name="P20" style:family="paragraph" style:parent-style-name="Standard">
      <style:text-properties fo:language="fr" fo:country="FR" style:text-underline-style="none" officeooo:rsid="0036ea99" officeooo:paragraph-rsid="0036ea99"/>
    </style:style>
    <style:style style:name="P21" style:family="paragraph" style:parent-style-name="Standard">
      <style:text-properties fo:language="fr" fo:country="FR" fo:font-style="italic" style:text-underline-style="solid" style:text-underline-width="auto" style:text-underline-color="font-color" officeooo:rsid="000f45d0" officeooo:paragraph-rsid="000f45d0" style:font-style-asian="italic" style:font-style-complex="italic"/>
    </style:style>
    <style:style style:name="P22" style:family="paragraph" style:parent-style-name="Standard">
      <style:text-properties fo:language="fr" fo:country="FR" fo:font-style="italic" style:text-underline-style="none" officeooo:rsid="00165349" officeooo:paragraph-rsid="0059212d" style:font-style-asian="italic" style:font-style-complex="italic"/>
    </style:style>
    <style:style style:name="P23" style:family="paragraph" style:parent-style-name="Standard">
      <style:text-properties fo:language="fr" fo:country="FR" fo:font-style="normal" style:text-underline-style="none" officeooo:rsid="00165349" officeooo:paragraph-rsid="0059212d" style:font-style-asian="normal" style:font-style-complex="normal"/>
    </style:style>
    <style:style style:name="P24" style:family="paragraph" style:parent-style-name="Standard">
      <style:text-properties fo:language="fr" fo:country="FR" fo:font-style="normal" style:text-underline-style="none" officeooo:rsid="00339e16" officeooo:paragraph-rsid="00681e11" style:font-style-asian="normal" style:font-style-complex="normal"/>
    </style:style>
    <style:style style:name="P25" style:family="paragraph" style:parent-style-name="Standard">
      <style:text-properties fo:language="fr" fo:country="FR" fo:font-style="normal" style:text-underline-style="none" officeooo:rsid="00681e11" officeooo:paragraph-rsid="0069e7a7" style:font-style-asian="normal" style:font-style-complex="normal"/>
    </style:style>
    <style:style style:name="P26" style:family="paragraph" style:parent-style-name="Standard">
      <style:text-properties fo:language="fr" fo:country="FR" fo:font-style="normal" style:text-underline-style="none" officeooo:rsid="00681e11" officeooo:paragraph-rsid="006b5d5b" style:font-style-asian="normal" style:font-style-complex="normal"/>
    </style:style>
    <style:style style:name="P27" style:family="paragraph" style:parent-style-name="Standard">
      <style:text-properties fo:language="fr" fo:country="FR" fo:font-style="normal" style:text-underline-style="none" officeooo:rsid="006b5d5b" officeooo:paragraph-rsid="006b5d5b" style:font-style-asian="normal" style:font-style-complex="normal"/>
    </style:style>
    <style:style style:name="P28" style:family="paragraph" style:parent-style-name="Standard">
      <style:text-properties fo:language="fr" fo:country="FR" fo:font-style="normal" style:text-underline-style="solid" style:text-underline-width="auto" style:text-underline-color="font-color" officeooo:rsid="00339e16" officeooo:paragraph-rsid="00681e11" style:font-style-asian="normal" style:font-style-complex="normal"/>
    </style:style>
    <style:style style:name="P29" style:family="paragraph" style:parent-style-name="Standard">
      <style:text-properties officeooo:paragraph-rsid="00165349"/>
    </style:style>
    <style:style style:name="P30" style:family="paragraph" style:parent-style-name="Standard">
      <style:text-properties officeooo:rsid="0052ba4c" officeooo:paragraph-rsid="0052ba4c"/>
    </style:style>
    <style:style style:name="P31" style:family="paragraph" style:parent-style-name="Standard">
      <style:text-properties officeooo:rsid="00553ad9" officeooo:paragraph-rsid="00553ad9"/>
    </style:style>
    <style:style style:name="P32" style:family="paragraph" style:parent-style-name="Standard">
      <style:text-properties officeooo:paragraph-rsid="0059212d"/>
    </style:style>
    <style:style style:name="P33" style:family="paragraph" style:parent-style-name="Standard">
      <style:text-properties fo:font-style="italic" officeooo:paragraph-rsid="005e251b" style:font-style-asian="italic" style:font-style-complex="italic"/>
    </style:style>
    <style:style style:name="P34" style:family="paragraph" style:parent-style-name="Standard">
      <style:text-properties fo:font-style="italic" officeooo:rsid="005e251b" officeooo:paragraph-rsid="005f6b48" style:font-style-asian="italic" style:font-style-complex="italic"/>
    </style:style>
    <style:style style:name="P35" style:family="paragraph" style:parent-style-name="Standard">
      <style:text-properties fo:font-style="italic" officeooo:rsid="005e251b" officeooo:paragraph-rsid="0064245f" style:font-style-asian="italic" style:font-style-complex="italic"/>
    </style:style>
    <style:style style:name="P36" style:family="paragraph" style:parent-style-name="Standard">
      <style:text-properties fo:font-style="normal" officeooo:rsid="005e251b" officeooo:paragraph-rsid="005e251b" style:font-style-asian="normal" style:font-style-complex="normal"/>
    </style:style>
    <style:style style:name="P37" style:family="paragraph" style:parent-style-name="Standard">
      <style:text-properties fo:font-style="normal" officeooo:rsid="005e251b" officeooo:paragraph-rsid="005f6b48" style:font-style-asian="normal" style:font-style-complex="normal"/>
    </style:style>
    <style:style style:name="P38" style:family="paragraph" style:parent-style-name="Standard">
      <style:text-properties fo:font-style="normal" officeooo:rsid="0065f4ff" officeooo:paragraph-rsid="0065f4ff" style:font-style-asian="normal" style:font-style-complex="normal"/>
    </style:style>
    <style:style style:name="P39" style:family="paragraph" style:parent-style-name="Standard">
      <style:text-properties fo:font-style="normal" officeooo:rsid="0067a0dd" officeooo:paragraph-rsid="0067a0dd" style:font-style-asian="normal" style:font-style-complex="normal"/>
    </style:style>
    <style:style style:name="T1" style:family="text">
      <style:text-properties style:text-underline-style="none"/>
    </style:style>
    <style:style style:name="T2" style:family="text">
      <style:text-properties style:text-underline-style="none" officeooo:rsid="00293fdf"/>
    </style:style>
    <style:style style:name="T3" style:family="text">
      <style:text-properties style:text-underline-style="none" officeooo:rsid="002a7c81"/>
    </style:style>
    <style:style style:name="T4" style:family="text">
      <style:text-properties style:text-underline-style="none" officeooo:rsid="002e2e22"/>
    </style:style>
    <style:style style:name="T5" style:family="text">
      <style:text-properties style:text-underline-style="none" officeooo:rsid="0038deea"/>
    </style:style>
    <style:style style:name="T6" style:family="text">
      <style:text-properties style:text-underline-style="none" officeooo:rsid="003a79df"/>
    </style:style>
    <style:style style:name="T7" style:family="text">
      <style:text-properties style:text-underline-style="none" officeooo:rsid="003bd70b"/>
    </style:style>
    <style:style style:name="T8" style:family="text">
      <style:text-properties style:text-underline-style="none" officeooo:rsid="003d3fd2"/>
    </style:style>
    <style:style style:name="T9" style:family="text">
      <style:text-properties style:text-underline-style="none" officeooo:rsid="00420dc2"/>
    </style:style>
    <style:style style:name="T10" style:family="text">
      <style:text-properties style:text-underline-style="none" officeooo:rsid="0043ba53"/>
    </style:style>
    <style:style style:name="T11" style:family="text">
      <style:text-properties style:text-underline-style="none" officeooo:rsid="00441458"/>
    </style:style>
    <style:style style:name="T12" style:family="text">
      <style:text-properties style:text-underline-style="none" officeooo:rsid="00452aaf"/>
    </style:style>
    <style:style style:name="T13" style:family="text">
      <style:text-properties style:text-underline-style="none" officeooo:rsid="0046e948"/>
    </style:style>
    <style:style style:name="T14" style:family="text">
      <style:text-properties style:text-underline-style="none" officeooo:rsid="004962b4"/>
    </style:style>
    <style:style style:name="T15" style:family="text">
      <style:text-properties style:text-underline-style="none" officeooo:rsid="004c164e"/>
    </style:style>
    <style:style style:name="T16" style:family="text">
      <style:text-properties style:text-underline-style="none" officeooo:rsid="004c5543"/>
    </style:style>
    <style:style style:name="T17" style:family="text">
      <style:text-properties style:text-underline-style="none" officeooo:rsid="005081eb"/>
    </style:style>
    <style:style style:name="T18" style:family="text">
      <style:text-properties fo:language="fr" fo:country="FR" style:text-underline-style="none"/>
    </style:style>
    <style:style style:name="T19" style:family="text">
      <style:text-properties fo:language="fr" fo:country="FR" style:text-underline-style="none" officeooo:rsid="00165349"/>
    </style:style>
    <style:style style:name="T20" style:family="text">
      <style:text-properties fo:language="fr" fo:country="FR" style:text-underline-style="none" officeooo:rsid="0017806b"/>
    </style:style>
    <style:style style:name="T21" style:family="text">
      <style:text-properties fo:language="fr" fo:country="FR" style:text-underline-style="none" officeooo:rsid="00191bd3"/>
    </style:style>
    <style:style style:name="T22" style:family="text">
      <style:text-properties fo:language="fr" fo:country="FR" style:text-underline-style="none" officeooo:rsid="0019fe85"/>
    </style:style>
    <style:style style:name="T23" style:family="text">
      <style:text-properties fo:language="fr" fo:country="FR" style:text-underline-style="none" officeooo:rsid="005702aa"/>
    </style:style>
    <style:style style:name="T24" style:family="text">
      <style:text-properties fo:language="fr" fo:country="FR" style:text-underline-style="none" officeooo:rsid="00580a8f"/>
    </style:style>
    <style:style style:name="T25" style:family="text">
      <style:text-properties fo:language="fr" fo:country="FR" style:text-underline-style="none" officeooo:rsid="00591d67"/>
    </style:style>
    <style:style style:name="T26" style:family="text">
      <style:text-properties fo:language="fr" fo:country="FR" style:text-underline-style="none" officeooo:rsid="006224db"/>
    </style:style>
    <style:style style:name="T27" style:family="text">
      <style:text-properties fo:language="fr" fo:country="FR" style:text-underline-style="none" officeooo:rsid="00633892"/>
    </style:style>
    <style:style style:name="T28" style:family="text">
      <style:text-properties fo:language="fr" fo:country="FR" style:text-underline-style="none" officeooo:rsid="0066a529"/>
    </style:style>
    <style:style style:name="T29" style:family="text">
      <style:text-properties fo:language="fr" fo:country="FR" fo:font-style="normal" style:text-underline-style="none" officeooo:rsid="0059212d" style:font-style-asian="normal" style:font-style-complex="normal"/>
    </style:style>
    <style:style style:name="T30" style:family="text">
      <style:text-properties fo:language="fr" fo:country="FR" fo:font-style="normal" style:text-underline-style="none" officeooo:rsid="00165349" style:font-style-asian="normal" style:font-style-complex="normal"/>
    </style:style>
    <style:style style:name="T31" style:family="text">
      <style:text-properties fo:language="fr" fo:country="FR" fo:font-style="normal" style:text-underline-style="none" officeooo:rsid="00595597" style:font-style-asian="normal" style:font-style-complex="normal"/>
    </style:style>
    <style:style style:name="T32" style:family="text">
      <style:text-properties fo:language="fr" fo:country="FR" fo:font-style="normal" style:text-underline-style="none" officeooo:rsid="0059bee8" style:font-style-asian="normal" style:font-style-complex="normal"/>
    </style:style>
    <style:style style:name="T33" style:family="text">
      <style:text-properties fo:language="fr" fo:country="FR" fo:font-style="normal" style:text-underline-style="none" officeooo:rsid="005b6bd7" style:font-style-asian="normal" style:font-style-complex="normal"/>
    </style:style>
    <style:style style:name="T34" style:family="text">
      <style:text-properties officeooo:rsid="00112277"/>
    </style:style>
    <style:style style:name="T35" style:family="text">
      <style:text-properties officeooo:rsid="0012e8cf"/>
    </style:style>
    <style:style style:name="T36" style:family="text">
      <style:text-properties officeooo:rsid="0014d6dc"/>
    </style:style>
    <style:style style:name="T37" style:family="text">
      <style:text-properties officeooo:rsid="001dc1e5"/>
    </style:style>
    <style:style style:name="T38" style:family="text">
      <style:text-properties officeooo:rsid="0021b126"/>
    </style:style>
    <style:style style:name="T39" style:family="text">
      <style:text-properties officeooo:rsid="00221855"/>
    </style:style>
    <style:style style:name="T40" style:family="text">
      <style:text-properties officeooo:rsid="0038552d"/>
    </style:style>
    <style:style style:name="T41" style:family="text">
      <style:text-properties officeooo:rsid="0068c0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INF6150</text:p>
      <text:p text:style-name="P1"/>
      <text:p text:style-name="P21"><text:span text:style-name="T1">Le rôle de la planification dans la gestion de projet</text:span></text:p>
      <text:p text:style-name="P1"><text:span text:style-name="T1"/></text:p>
      <text:p text:style-name="P1"><text:span text:style-name="T1">Organisation du contenu:</text:span></text:p>
      <text:list xml:id="list1324554475" text:style-name="L1">
        <text:list-item>
          <text:p text:style-name="P2"><text:span text:style-name="T1">Introduction</text:span></text:p>
        </text:list-item>
        <text:list-item>
          <text:p text:style-name="P2"><text:span text:style-name="T1">Raisons que la planification est nécessaires</text:span></text:p>
        </text:list-item>
        <text:list-item>
          <text:p text:style-name="P2"><text:span text:style-name="T1">La documentation et pourquoi elles sont nécessaires</text:span></text:p>
        </text:list-item>
        <text:list-item>
          <text:p text:style-name="P2"><text:span text:style-name="T1">Ce que les étapes et phases font et pourquoi ils sont nécessaires</text:span></text:p>
        </text:list-item>
        <text:list-item>
          <text:p text:style-name="P10"><text:span text:style-name="T1">La planification au sein de notre équipe</text:span></text:p>
        </text:list-item>
      </text:list>
      <text:p text:style-name="P1"><text:span text:style-name="T1"/></text:p>
      <text:p text:style-name="P1">Introduction</text:p>
      <text:p text:style-name="P1"/>
      <text:p text:style-name="P15">- Qu’est-ce que la planification et à quoi ça sert?</text:p>
      <text:p text:style-name="P15"/>
      <text:p text:style-name="P20">La planification est la période de temps qu’on créer une collection de documents dans le bût de mieux contrôler le déroulement d’u<text:span text:style-name="T40">n</text:span> projet.</text:p>
      <text:p text:style-name="P4"><text:span text:style-name="T1"/></text:p>
      <text:p text:style-name="P7"><text:span text:style-name="T1">Il y a plusieurs </text:span><text:span text:style-name="T4">niveau</text:span><text:span text:style-name="T1"> de planification, soit avant que l</text:span><text:span text:style-name="T4">e niveau stratégique, tactique et opérationnel.</text:span></text:p>
      <text:p text:style-name="P7"><text:span text:style-name="T4"/></text:p>
      <text:p text:style-name="P8"><text:span text:style-name="T4">La planification au niveau stratégique sert à s’assurer que le projet va pouvoir bien se dérouler. </text:span><text:span text:style-name="T5">C’est la gestion des employés, la gestion des risques et de tout qui pourrait affecter le projet d’un point de vue non-opérationnel. </text:span><text:span text:style-name="T6">C’est ici qu’on va établir les buts du projet, la durée, les ressources nécessaire</text:span><text:span text:style-name="T7">s </text:span><text:span text:style-name="T6">pour son succè</text:span><text:span text:style-name="T7">s, </text:span><text:span text:style-name="T8">etc.</text:span></text:p>
      <text:p text:style-name="P8"><text:span text:style-name="T8"/></text:p>
      <text:p text:style-name="P11"><text:span text:style-name="T1">La planification au niveau tactique sert à gérer affaire relié au déroulement sans être directement dans le déroulement. Ce niveau sert à gérer les rôles spécifiques des membres de l’équipe, la coordination dans l’équipe, la résolution de conflits et la prise de décision. </text:span></text:p>
      <text:p text:style-name="P11"><text:span text:style-name="T1"/></text:p>
      <text:p text:style-name="P12"><text:span text:style-name="T1">La planification au niveau opérationnel sert à gérer le déroulement du projet du jour à jour. C’est une planification qui décrit ce qui va être fait, comment il va être fait et qui qui va le faire.</text:span></text:p>
      <text:p text:style-name="P9"><text:span text:style-name="T1"/></text:p>
      <text:p text:style-name="P13"><text:span text:style-name="T9">La planification de c</text:span><text:span text:style-name="T1">es trois niveaux </text:span><text:span text:style-name="T10">est</text:span><text:span text:style-name="T1"> continuellement révis</text:span><text:span text:style-name="T11">é</text:span><text:span text:style-name="T1"> au cours du projet pou</text:span><text:span text:style-name="T12">r vérifier que c’est toujours exact avec l’état du projet, et </text:span><text:span text:style-name="T13">pour amener des modification</text:span><text:span text:style-name="T14">s</text:span><text:span text:style-name="T13"> si nécessaire.</text:span><text:span text:style-name="T12"> </text:span></text:p>
      <text:p text:style-name="P6"><text:span text:style-name="T1"/></text:p>
      <text:p text:style-name="P1"><text:span text:style-name="T1"/></text:p>
      <text:p text:style-name="P1">Raisons que la planification est nécessaire</text:p>
      <text:p text:style-name="P15"/>
      <text:p text:style-name="P15">- <text:span text:style-name="T34">Ce que la planification nous donne</text:span></text:p>
      <text:p text:style-name="P15"><text:span text:style-name="T34"><text:tab/>Contrat entre le client et l’équipe</text:span></text:p>
      <text:p text:style-name="P15"><text:tab/><text:span text:style-name="T34">Compréhension concrète des objectifs et des façons utiliser pour les accomplir</text:span></text:p>
      <text:p text:style-name="P15">- <text:span text:style-name="T35">Ce que la planification nous permets d’éviter</text:span></text:p>
      <text:p text:style-name="P15"><text:tab/><text:span text:style-name="T36">Situation inattendu (gestion des risques)</text:span></text:p>
      <text:p text:style-name="P15"/>
      <text:p text:style-name="P18">La planification est absolument nécessaire pour chaque projet. Faire une planification inclus la gestion des documents écrits, choisir les phases que le projet va avoir <text:span text:style-name="T37">et beaucoup plus.</text:span></text:p>
      <text:p text:style-name="P18"/>
      <text:p text:style-name="P19">Une bonne planification permets d’éviter des problèmes éventuels ou bien <text:span text:style-name="T38">mieux </text:span>les gérer s’ils surviennent. <text:span text:style-name="T39">La planification sert aussi à mettre tout le monde d’accord sur le déroulement du projet. </text:span><text:soft-page-break/><text:span text:style-name="T39">Avant que le déroulement commence, il est nécessaire de faire certains documents qui vont établir les contraintes et objectifs du projet dans le but que le client et l’équipe soit d’accord sur le travail qui est à faire.</text:span></text:p>
      <text:p text:style-name="P19"/>
      <text:p text:style-name="P5"><text:span text:style-name="T1">De plus, si on à une bonne planification au début et </text:span><text:span text:style-name="T17">au cours du projet</text:span><text:span text:style-name="T1"> on peut s’assurer un déroulement efficace où tou</text:span><text:span text:style-name="T2">s</text:span><text:span text:style-name="T1"> les membres de l’équipe sa</text:span><text:span text:style-name="T3">vent</text:span><text:span text:style-name="T1"> exactement ce qui est attendu d’eux. </text:span><text:span text:style-name="T15">Cela fait en sorte que nous pouvons agir de faire proactif au lieu de réactif face aux problèmes qui peuvent arriver. </text:span><text:span text:style-name="T16">Si nous sommes conscient des malheurs qui sont possibles alors nous pouvons nous préparer et déjà avoir une plan d’action établie en cas que ça l’arrive.</text:span></text:p>
      <text:p text:style-name="P5"><text:span text:style-name="T16"/></text:p>
      <text:p text:style-name="P14"><text:span text:style-name="T16">L</text:span><text:span text:style-name="T1">a planification nous permets aussi d’être transparents avec le client. Le client peut consulter les documents, donc il va avoir une très bonne compréhension du projet. </text:span></text:p>
      <text:p text:style-name="P15"/>
      <text:p text:style-name="P3">La documentation</text:p>
      <text:p text:style-name="P3"/>
      <text:p text:style-name="P16">- Étude de faisabilité</text:p>
      <text:p text:style-name="P29"><text:span text:style-name="T19">- Charte de projet</text:span></text:p>
      <text:p text:style-name="P29"><text:span text:style-name="T19">- </text:span><text:span text:style-name="T21">Document de </text:span><text:span text:style-name="T22">g</text:span><text:span text:style-name="T20">estion des risques</text:span></text:p>
      <text:p text:style-name="P29"><text:span text:style-name="T19">- Planification détaillés</text:span></text:p>
      <text:p text:style-name="P29"><text:span text:style-name="T19"/></text:p>
      <text:p text:style-name="P31"><text:span text:style-name="T19">C’</text:span><text:span text:style-name="T18">est important de faire la planification mais c’est encore plus important de la documenter. La documentation permets une concrétisation de la planification effectué auquel on peut consulter lors du projet si jamais quelque chose arrive. </text:span></text:p>
      <text:p text:style-name="P29"><text:span text:style-name="T19"/></text:p>
      <text:p text:style-name="P30"><text:span text:style-name="T24">Il y à </text:span><text:span text:style-name="T23">quatre</text:span><text:span text:style-name="T19"> </text:span><text:span text:style-name="T18">gros documents qui ont étés </text:span><text:span text:style-name="T25">très </text:span><text:span text:style-name="T18">importants dans notre projet : l’étude de faisabilité, la charte de projet, le document de gestion des risques et la planification détaillé.</text:span></text:p>
      <text:p text:style-name="P17"/>
      <text:p text:style-name="P22">Étude de faisabilité</text:p>
      <text:p text:style-name="P23"/>
      <text:p text:style-name="P32"><text:span text:style-name="T29">L’é</text:span><text:span text:style-name="T30">tude de faisabilité </text:span><text:span text:style-name="T29">nous permet de déterminer </text:span><text:span text:style-name="T30">si notre projet est un projet réalisable, selon les critères établis par le client durant les discussions préliminaires. Dans ce but, </text:span><text:span text:style-name="T29">l’étude de</text:span><text:span text:style-name="T30"> faisabilité </text:span><text:span text:style-name="T29">est porté </text:span><text:span text:style-name="T30">sur l'analyse de la rentabilité du projet et si le projet est réaliste face aux buts et conditions de réussite. De plus, ce document </text:span><text:span text:style-name="T31">propose</text:span><text:span text:style-name="T30"> les différents scénarios </text:span><text:span text:style-name="T32">possible </text:span><text:span text:style-name="T33">du projet </text:span><text:span text:style-name="T30">pour avoir une idée claire du déroulement.</text:span></text:p>
      <text:p text:style-name="P32"><text:span text:style-name="T30"/></text:p>
      <text:p text:style-name="P33"><text:span text:style-name="T19">Charte de projet</text:span></text:p>
      <text:p text:style-name="P33"><text:span text:style-name="T19"/></text:p>
      <text:p text:style-name="P36"><text:span text:style-name="T19">L</text:span><text:span text:style-name="T18">a c</text:span><text:span text:style-name="T19">harte de projet </text:span><text:span text:style-name="T18">permet à tous les parties prenantes d'avoir un aperçu détaillé du projet et qui agira comme une entente entre eux. La charte décrit les principaux aspects du projet, les limites du projet, la hiérarchie au sein du projet et la gestion des risques possibles. à tous les parties prenantes d'avoir un aperçu détaillé du projet et qui agira comme une entente entre eux. La charte décrit les principaux aspects du projet, les limites du projet, la hiérarchie au sein du projet et la gestion des risques possibles.</text:span></text:p>
      <text:p text:style-name="P36"><text:span text:style-name="T18"/></text:p>
      <text:p text:style-name="P34"><text:span text:style-name="T21">Document de </text:span><text:span text:style-name="T22">g</text:span><text:span text:style-name="T20">estion des risques</text:span></text:p>
      <text:p text:style-name="P34"><text:span text:style-name="T20"/></text:p>
      <text:p text:style-name="P37"><text:span text:style-name="T20">Le but de faire un </text:span><text:span text:style-name="T26">document</text:span><text:span text:style-name="T20"> concernant la gestion de risques dans un projet est de mettre en avant les différents risques qui ont été discutés dans les documents précédents afin de mieux préparer l'équipe et le client à faire leur faire face. Une vision globale du projet est nécessaire pour tenir compte de tous les éléments pouvant générer de l'incertitude et des risques provenant de l'ensemble des parties prenantes. </text:span><text:soft-page-break/><text:span text:style-name="T20">Une fois la liste des risques établie, il sera plus simple d'anticiper les mauvaises surprises et donc améliorer notre marge de </text:span><text:span text:style-name="T27">manœuvre</text:span><text:span text:style-name="T20"> lorsque ceux-ci se présentent.</text:span></text:p>
      <text:p text:style-name="P37"><text:span text:style-name="T20"/></text:p>
      <text:p text:style-name="P37"><text:span text:style-name="T20">Ce document présente une liste détaillée de l'ensemble des risques identifiée dans ce projet ainsi que leurs différents impacts potentiels. Les risques retenus sont alors détaillés au maximum afin de préparer un ensemble de mesure de sécurité à prendre si l'un d'entre eux se manifeste.</text:span></text:p>
      <text:p text:style-name="P37"><text:span text:style-name="T20"/></text:p>
      <text:p text:style-name="P37"><text:span text:style-name="T20">En gestion de projet, et surtout en informatique et logiciel, le risque zéro n'existe pas ce qui rend d'autant plus importante la création de ce document.</text:span></text:p>
      <text:p text:style-name="P37"><text:span text:style-name="T20"/></text:p>
      <text:p text:style-name="P35"><text:span text:style-name="T19">Planification détaillé</text:span></text:p>
      <text:p text:style-name="P35"><text:span text:style-name="T19"/></text:p>
      <text:p text:style-name="P38"><text:span text:style-name="T19">L</text:span><text:span text:style-name="T18">a planification détaillé </text:span><text:span text:style-name="T28">permet d’avoir une planification directe sur les phases de déroulement du projet. Il est nécessaire de savoir comment le projet va se dérouler avant de le commencer. C’est dans ce document qu’on indique le travail qui va être fait dans les sprints agile.</text:span></text:p>
      <text:p text:style-name="P38"><text:span text:style-name="T28"/></text:p>
      <text:p text:style-name="P38"><text:span text:style-name="T28"/></text:p>
      <text:p text:style-name="P39"><text:span text:style-name="T28">T</text:span><text:span text:style-name="T18">ous ces documents servent à clarifier, identifier et préparer le travail qui va être fait tout en s’assurant un exécution normale. </text:span></text:p>
      <text:p text:style-name="P39"/>
      <text:p text:style-name="P28">La planification au sein de notre équipe</text:p>
      <text:p text:style-name="P24"/>
      <text:p text:style-name="P26">Tous ces documents ont étés essentiels au déroulement de notre projet. La planification qu’on à fait nous a permit d’avoir une excellente compréhension de ce qu’il fallait faire et de comment le faire.</text:p>
      <text:p text:style-name="P26"/>
      <text:p text:style-name="P26"><text:span text:style-name="T41">L’étude de faisabilité nous à permit de savoir si notre projet était possible selon les circonstances du cours. </text:span></text:p>
      <text:p text:style-name="P26"/>
      <text:p text:style-name="P25"><text:span text:style-name="T41">La charte de projet à clarifier presque tous les questions que nous avons par rapport à notre projet.</text:span></text:p>
      <text:p text:style-name="P25"/>
      <text:p text:style-name="P25"><text:span text:style-name="T41">La gestion des risques nous à permit d’être conscient de tous les malheurs possibles qui pourrait arriver lorsque le déroulement. Malheureusement, nous n’avons pas pensé qu’une pandémie mondiale était un risque réaliste, donc nous ne l’avons pas inclus au départ.</text:span></text:p>
      <text:p text:style-name="P25"/>
      <text:p text:style-name="P27">Finalement, la planification détaillé nous à permit de savoir exactement ce qui était à faire, qui allait le faire et comment le déroulement de la production allait se f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2T15:44:05.957126646</meta:creation-date>
    <dc:date>2020-04-12T17:46:01.525464463</dc:date>
    <meta:editing-duration>PT1H33M21S</meta:editing-duration>
    <meta:editing-cycles>88</meta:editing-cycles>
    <meta:generator>LibreOffice/6.0.7.3$Linux_X86_64 LibreOffice_project/00m0$Build-3</meta:generator>
    <meta:document-statistic meta:table-count="0" meta:image-count="0" meta:object-count="0" meta:page-count="3" meta:paragraph-count="50" meta:word-count="1155" meta:character-count="7069" meta:non-whitespace-character-count="5960"/>
  </office:meta>
</office:document-meta>
</file>